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  <text:p text:style-name="Normal">Errata en idempotencia, el circulo se sustituye por lo otr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02T14:54:00Z</meta:creation-date>
    <dc:date>2020-10-02T15:13:00Z</dc:date>
    <meta:template xlink:href="Normal" xlink:type="simple"/>
    <meta:editing-cycles>1</meta:editing-cycles>
    <meta:editing-duration>PT1140S</meta:editing-duration>
    <meta:document-statistic meta:page-count="1" meta:paragraph-count="1" meta:word-count="9" meta:character-count="61" meta:row-count="1" meta:non-whitespace-character-count="53"/>
  </office:meta>
</office:document-meta>
</file>